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Mangal" svg:font-family="Mangal"/>
    <style:font-face style:name="Mangal1" svg:font-family="Mangal" style:font-family-generic="roman" style:font-pitch="variable"/>
    <style:font-face style:name="Mangal2"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color="#666666" loext:opacity="100%" style:font-name="Liberation Sans1" fo:font-size="9pt" fo:font-weight="bold" officeooo:rsid="0005b6e9" officeooo:paragraph-rsid="0005fc01" style:font-size-asian="9pt" style:font-weight-asian="bold" style:font-size-complex="9pt" style:font-weight-complex="bold"/>
    </style:style>
    <style:style style:name="P2" style:family="paragraph" style:parent-style-name="Standard">
      <style:text-properties style:font-name="Liberation Sans1" officeooo:rsid="001d1e21" officeooo:paragraph-rsid="001f1084"/>
    </style:style>
    <style:style style:name="P3" style:family="paragraph" style:parent-style-name="Standard">
      <style:text-properties style:font-name="Liberation Sans1" officeooo:paragraph-rsid="0016208a"/>
    </style:style>
    <style:style style:name="P4" style:family="paragraph" style:parent-style-name="Standard">
      <style:text-properties style:font-name="Liberation Sans1" officeooo:rsid="001f1084" officeooo:paragraph-rsid="001f1084"/>
    </style:style>
    <style:style style:name="P5" style:family="paragraph" style:parent-style-name="Text_20_body">
      <style:text-properties style:font-name="Liberation Sans1" officeooo:rsid="001780bb" officeooo:paragraph-rsid="0016208a"/>
    </style:style>
    <style:style style:name="P6" style:family="paragraph" style:parent-style-name="Text_20_body">
      <style:text-properties style:font-name="Liberation Sans1" fo:font-size="18.2000007629395pt" fo:font-weight="bold" officeooo:rsid="001d1e21" officeooo:paragraph-rsid="000d2253" style:font-name-asian="Microsoft YaHei" style:font-size-asian="18.2000007629395pt" style:font-weight-asian="bold" style:font-name-complex="Mangal2" style:font-size-complex="18.2000007629395pt" style:font-weight-complex="bold"/>
    </style:style>
    <style:style style:name="P7" style:family="paragraph" style:parent-style-name="Heading_20_1">
      <style:text-properties style:font-name="Liberation Sans1" fo:font-size="18.2000007629395pt" fo:font-weight="bold" officeooo:rsid="0020d49d" officeooo:paragraph-rsid="0020d49d" style:font-name-asian="Microsoft YaHei" style:font-size-asian="18.2000007629395pt" style:font-weight-asian="bold" style:font-name-complex="Mangal2" style:font-size-complex="18.2000007629395pt" style:font-weight-complex="bold"/>
    </style:style>
    <style:style style:name="P8" style:family="paragraph" style:parent-style-name="Heading_20_2">
      <style:text-properties officeooo:rsid="001f1084" officeooo:paragraph-rsid="001f1084"/>
    </style:style>
    <style:style style:name="P9" style:family="paragraph" style:parent-style-name="Standard" style:list-style-name="L1">
      <style:text-properties officeooo:paragraph-rsid="0020d49d"/>
    </style:style>
    <style:style style:name="P10" style:family="paragraph" style:parent-style-name="Standard" style:list-style-name="L1">
      <style:text-properties style:font-name="Liberation Sans1" officeooo:rsid="001d1e21" officeooo:paragraph-rsid="001f1084"/>
    </style:style>
    <style:style style:name="P11" style:family="paragraph" style:parent-style-name="Standard" style:list-style-name="L1">
      <style:text-properties style:font-name="Liberation Sans1" officeooo:rsid="0020d49d" officeooo:paragraph-rsid="0020d49d"/>
    </style:style>
    <style:style style:name="P12" style:family="paragraph" style:parent-style-name="Text_20_body" style:list-style-name="L2">
      <style:text-properties style:font-name="Liberation Sans1" officeooo:rsid="001780bb" officeooo:paragraph-rsid="0020d49d"/>
    </style:style>
    <style:style style:name="P13" style:family="paragraph" style:parent-style-name="Text_20_body" style:list-style-name="L2">
      <style:text-properties style:font-name="Liberation Sans1" officeooo:rsid="001780bb" officeooo:paragraph-rsid="001780bb"/>
    </style:style>
    <style:style style:name="P14" style:family="paragraph" style:parent-style-name="Text_20_body" style:list-style-name="L2">
      <style:text-properties style:font-name="Liberation Sans1" officeooo:rsid="0020d49d" officeooo:paragraph-rsid="0020d49d"/>
    </style:style>
    <style:style style:name="P15" style:family="paragraph" style:parent-style-name="Text_20_body" style:list-style-name="L2">
      <style:text-properties style:font-name="Liberation Sans1" officeooo:rsid="0020d49d" officeooo:paragraph-rsid="00258bfa"/>
    </style:style>
    <style:style style:name="T1" style:family="text">
      <style:text-properties fo:color="#000000" loext:opacity="100%" fo:font-weight="normal" style:font-weight-asian="normal" style:font-weight-complex="normal"/>
    </style:style>
    <style:style style:name="T2" style:family="text">
      <style:text-properties fo:color="#000000" loext:opacity="100%" fo:font-weight="normal" officeooo:rsid="00070cd4" style:font-weight-asian="normal" style:font-weight-complex="normal"/>
    </style:style>
    <style:style style:name="T3" style:family="text">
      <style:text-properties fo:font-weight="normal" style:font-weight-asian="normal" style:font-weight-complex="normal"/>
    </style:style>
    <style:style style:name="T4" style:family="text">
      <style:text-properties fo:color="#c9211e" loext:opacity="100%"/>
    </style:style>
    <style:style style:name="T5" style:family="text">
      <style:text-properties style:font-name="Liberation Sans1" officeooo:rsid="0020d49d"/>
    </style:style>
    <style:style style:name="T6" style:family="text">
      <style:text-properties style:font-name="Liberation Sans1" officeooo:rsid="0022d3dd"/>
    </style:style>
    <style:style style:name="T7" style:family="text">
      <style:text-properties officeooo:rsid="0020d49d"/>
    </style:style>
    <style:style style:name="T8" style:family="text">
      <style:text-properties officeooo:rsid="0022d3dd"/>
    </style:style>
    <style:style style:name="T9" style:family="text">
      <style:text-properties officeooo:rsid="002422a4"/>
    </style:style>
    <style:style style:name="T10" style:family="text">
      <style:text-properties officeooo:rsid="00258bfa"/>
    </style:style>
    <style:style style:name="T11" style:family="text">
      <style:text-properties officeooo:rsid="0025f342"/>
    </style:style>
    <style:style style:name="T12" style:family="text">
      <style:text-properties style:text-position="super 58%" officeooo:rsid="0025f342"/>
    </style:style>
    <style:style style:name="T13" style:family="text">
      <style:text-properties officeooo:rsid="00264cf4"/>
    </style:style>
    <style:style style:name="T14" style:family="text">
      <style:text-properties officeooo:rsid="00267a9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Symbool-herkenner</text:h>
      <text:p text:style-name="P6"/>
      <text:h text:style-name="P8" text:outline-level="2">Leerdoelen</text:h>
      <text:p text:style-name="P2"/>
      <text:list xml:id="list3785159327" text:style-name="L1">
        <text:list-item>
          <text:p text:style-name="P9"><text:span text:style-name="T5">Praktisch inzicht krijgen in wat nu werkelijk essentieel is voor een eenvoudig neural net en wat </text:span><text:span text:style-name="T6">"bijkomende" </text:span><text:span text:style-name="T5">optimalisaties (hoe belangrijk ook) zijn.</text:span></text:p>
          <text:p text:style-name="P10"/>
        </text:list-item>
        <text:list-item>
          <text:p text:style-name="P11">Vertrouwen krijgen in het feit dat neural nets niet alleen uit de hoge hoed van Google worden getoverd, maar dat je die met gebruikmaking van veel gezond verstand en weinig wiskunde gewoon zelf kunt maken.</text:p>
        </text:list-item>
      </text:list>
      <text:p text:style-name="P4"/>
      <text:p text:style-name="P3"/>
      <text:h text:style-name="P8" text:outline-level="2">Inhoud</text:h>
      <text:p text:style-name="P5"/>
      <text:list xml:id="list4248673334" text:style-name="L2">
        <text:list-item>
          <text:p text:style-name="P12">Maak in <text:span text:style-name="T11">puur Python zonder gebruik van 3</text:span><text:span text:style-name="T12">rd</text:span><text:span text:style-name="T11"> party libaries</text:span> een <text:span text:style-name="T7">neural net dat kruisjes van rondjes kan onderscheiden. Een hidden layer is niet nodig. De resolutie van de camera is 3 x 3 pixels, het aantal grijswaarden <text:s/>is 2, namelijk zwart of wit. Je mag de beelden met de hand invoeren als </text:span><text:span text:style-name="T9">2D </text:span><text:span text:style-name="T7">array's.</text:span></text:p>
        </text:list-item>
        <text:list-item>
          <text:p text:style-name="P14">Test ook met onvolmaakte kruisjes (die bijv. een pootje missen) en onvolmaakte rondjes (bijv. met een gat).</text:p>
        </text:list-item>
        <text:list-item>
          <text:p text:style-name="P14">Begin met een direct<text:span text:style-name="T8">e</text:span>, intuitieve implementatie met behulp van de zelf te onwerpen klassen Node en Link, de s<text:span text:style-name="T13">oftmax</text:span> function <text:span text:style-name="T14">aan de uitgangs-laag</text:span> en het back-propagation algorithm, gebruikmakend van willekeurige variaties van de weight factors. Varieer 1 weight factor per leercyclus over de hele trainingset <text:span text:style-name="T14">en behoud alleen de wijziging die gemiddeld over deze cyclus het beste scoort.</text:span> Gebruik de mean squared error als cost function.</text:p>
        </text:list-item>
        <text:list-item>
          <text:p text:style-name="P14">Stap daarna over op een programma dat werkt met matrices en vectoren, dat in principe hetzelfde doet. Voeg eventueel een hidden layer toe en bekijk de invloed van de dimensie (aantal nodes) hiervan<text:span text:style-name="T8"> op het fout-percentage. </text:span><text:span text:style-name="T10">Gebruik eerst zelf gemaakte matrix-vector operaties en daarna NumPy. </text:span><text:span text:style-name="T13">Gebruik als niet-lineaire functie de sigmoid functie.</text:span></text:p>
        </text:list-item>
        <text:list-item>
          <text:p text:style-name="P15">Stap ten slotte als je tijd en interesse <text:span text:style-name="T14">hebt, </text:span>over op het gebruik van steepest descent <text:span text:style-name="T8">(gradienten-methode) </text:span>en kijk wat de invloed is op de convergentie, dat wil zeggen het verloop van de cost function als functie van het aantal doorlopen volledige iteraties <text:soft-page-break/>(waarbij voor elke iteratie de training-set volledig wordt doorlopen<text:span text:style-name="T9">)</text:span>. <text:span text:style-name="T13">Naast sigmoid functie s heb je </text:span><text:span text:style-name="T14">hiervoor de</text:span><text:span text:style-name="T13"> analytische afgeleide daarvan, s * (1 – s) nodig.</text:span></text:p>
        </text:list-item>
        <text:list-item>
          <text:p text:style-name="P13">Zorg dat je <text:span text:style-name="T14">bij de eerste twee programma’s </text:span>regel voor regel kunt uitleggen hoe je code werkt<text:span text:style-name="T9">. </text:span><text:span text:style-name="T13">Echter voor verantwoordi</text:span><text:span text:style-name="T14">ng</text:span><text:span text:style-name="T13"> van het gebruik van de analytische afgeleide in het laatste </text:span><text:span text:style-name="T14">programma (steepest descent)</text:span><text:span text:style-name="T13"> mag je verwijzen naar literatuur op het web. Formeel begrip van de bijbehorende wiskunde is </text:span><text:span text:style-name="T14">niet vereist en de laatste opdracht is facultatief.</text:span></text:p>
          <text:p text:style-name="P13"/>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Mangal" svg:font-family="Mangal"/>
    <style:font-face style:name="Mangal1" svg:font-family="Mangal" style:font-family-generic="roman" style:font-pitch="variable"/>
    <style:font-face style:name="Mangal2"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2"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Default"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Mangal1"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1in" fo:margin-bottom="0in" style:contextual-spacing="false"/>
      <style:text-properties style:use-window-font-color="true" loext:opacity="0%" style:text-outline="false" style:text-line-through-style="none" style:text-line-through-type="none" style:font-name="Mangal1"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Mangal1"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in" fo:margin-bottom="0in" style:contextual-spacing="false"/>
      <style:text-properties style:use-window-font-color="true" loext:opacity="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in" fo:margin-bottom="0in" style:contextual-spacing="false"/>
      <style:text-properties style:use-window-font-color="true" loext:opacity="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in" fo:margin-bottom="0in" style:contextual-spacing="false"/>
      <style:text-properties style:use-window-font-color="true" loext:opacity="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in" fo:margin-bottom="0in" style:contextual-spacing="false"/>
      <style:text-properties style:use-window-font-color="true" loext:opacity="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in" fo:margin-bottom="0in" style:contextual-spacing="false"/>
      <style:text-properties style:use-window-font-color="true" loext:opacity="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Mangal1"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Mangal1"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Mangal1"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1in" fo:margin-bottom="0in" style:contextual-spacing="false"/>
      <style:text-properties style:use-window-font-color="true" loext:opacity="0%" style:text-outline="false" style:text-line-through-style="none" style:text-line-through-type="none" style:font-name="Mangal1"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style:use-window-font-color="true" loext:opacity="0%" style:text-outline="false" style:text-line-through-style="none" style:text-line-through-type="none" style:font-name="Mangal1"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style:use-window-font-color="true" loext:opacity="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in" fo:margin-bottom="0in" style:contextual-spacing="false"/>
      <style:text-properties style:use-window-font-color="true" loext:opacity="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in" fo:margin-bottom="0in" style:contextual-spacing="false"/>
      <style:text-properties style:use-window-font-color="true" loext:opacity="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in" fo:margin-bottom="0in" style:contextual-spacing="false"/>
      <style:text-properties style:use-window-font-color="true" loext:opacity="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in" fo:margin-bottom="0in" style:contextual-spacing="false"/>
      <style:text-properties style:use-window-font-color="true" loext:opacity="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in" fo:margin-bottom="0in" style:contextual-spacing="false"/>
      <style:text-properties style:use-window-font-color="true" loext:opacity="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in" fo:margin-bottom="0in" style:contextual-spacing="false" style:line-height-at-least="0.139in" fo:text-align="start" style:justify-single-word="false"/>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style:contextual-spacing="false" style:line-height-at-least="0.139in" fo:text-indent="0.2362in" style:auto-text-indent="false"/>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style:contextual-spacing="false" style:line-height-at-least="0.139in" fo:text-align="center" style:justify-single-word="false"/>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666666" loext:opacity="100%" style:font-name="Liberation Sans1" fo:font-size="9pt" fo:font-weight="bold" officeooo:rsid="0005b6e9" officeooo:paragraph-rsid="0005fc01" style:font-size-asian="9pt" style:font-weight-asian="bold" style:font-size-complex="9pt" style:font-weight-complex="bold"/>
    </style:style>
    <style:style style:name="MT1" style:family="text">
      <style:text-properties fo:color="#000000" loext:opacity="100%" fo:font-weight="normal" style:font-weight-asian="normal" style:font-weight-complex="normal"/>
    </style:style>
    <style:style style:name="MT2" style:family="text">
      <style:text-properties fo:color="#000000" loext:opacity="100%" fo:font-weight="normal" officeooo:rsid="00070cd4" style:font-weight-asian="normal" style:font-weight-complex="normal"/>
    </style:style>
    <style:style style:name="MT3" style:family="text">
      <style:text-properties fo:font-weight="normal" style:font-weight-asian="normal" style:font-weight-complex="normal"/>
    </style:style>
    <style:style style:name="MT4" style:family="text">
      <style:text-properties fo:color="#c9211e" loext:opacity="10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span><text:span text:style-name="MT2">C</text:span><text:span text:style-name="MT1">)</text:span><text:span text:style-name="MT3"> </text:span>GEATEC <text:span text:style-name="MT4">engineering</text:span><text:span text:style-name="MT1">, license: Creative Commons</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3.0.3$Linux_X86_64 LibreOffice_project/30$Build-3</meta:generator>
    <dc:date>2022-02-07T15:11:22.001205763</dc:date>
    <meta:editing-duration>PT4H18M22S</meta:editing-duration>
    <meta:editing-cycles>25</meta:editing-cycles>
    <meta:document-statistic meta:table-count="0" meta:image-count="0" meta:object-count="0" meta:page-count="2" meta:paragraph-count="14" meta:word-count="390" meta:character-count="2412" meta:non-whitespace-character-count="2042"/>
  </office:meta>
</office:document-meta>
</file>